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cccccc" draw:textarea-horizontal-align="justify" draw:textarea-vertical-align="top" draw:auto-grow-height="fals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1" draw:style-name="dp1" draw:master-page-name="Default" presentation:presentation-page-layout-name="AL1T0">
        <draw:custom-shape draw:style-name="gr1" draw:text-style-name="P1" xml:id="id1" draw:id="id1" draw:layer="layout" svg:width="5cm" svg:height="2cm" svg:x="10.7cm" svg:y="18.7cm">
          <draw:glue-point draw:id="4" svg:x="5cm" svg:y="-5cm"/>
          <draw:glue-point draw:id="5" svg:x="3.125cm" svg:y="-5cm"/>
          <text:p text:style-name="P1">item_templat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cm" svg:height="2cm" svg:x="11.2cm" svg:y="10.9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cm" svg:height="2cm" svg:x="25cm" svg:y="18.7cm">
          <text:p text:style-name="P1">property_templ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5cm" svg:height="1cm" svg:x="7.2cm" svg:y="22cm">
          <text:p text:style-name="P1"><text:span text:style-name="T1">template_belongs_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20.7cm" svg:x2="11.7cm" svg:y2="22.5cm" draw:start-shape="id1" draw:start-glue-point="2" draw:end-shape="id2" draw:end-glue-point="1" svg:d="m13200 20700v1800h-1500">
          <text:p/>
        </draw:connector>
        <draw:connector draw:style-name="gr2" draw:text-style-name="P1" draw:layer="layout" svg:x1="9.45cm" svg:y1="22cm" svg:x2="10.7cm" svg:y2="19.7cm" draw:start-shape="id2" draw:end-shape="id1" draw:end-glue-point="3" svg:d="m9450 22000v-2300h1250">
          <text:p/>
        </draw:connector>
        <draw:custom-shape draw:style-name="gr1" draw:text-style-name="P2" xml:id="id3" draw:id="id3" draw:layer="layout" svg:width="4.5cm" svg:height="1cm" svg:x="10.945cm" svg:y="15.4cm">
          <text:p text:style-name="P1"><text:span text:style-name="T1">template_contain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18.7cm" svg:x2="13.195cm" svg:y2="16.4cm" draw:start-shape="id1" draw:end-shape="id3" draw:end-glue-point="2" svg:d="m13200 18700v-1150h-5v-1150">
          <text:p/>
        </draw:connector>
        <draw:connector draw:style-name="gr2" draw:text-style-name="P1" draw:layer="layout" svg:x1="13.2cm" svg:y1="12.9cm" svg:x2="13.195cm" svg:y2="15.4cm" draw:start-shape="id4" draw:start-glue-point="2" draw:end-shape="id3" draw:end-glue-point="0" svg:d="m13200 12900v1250h-5v1250">
          <text:p/>
        </draw:connector>
        <draw:custom-shape draw:style-name="gr1" draw:text-style-name="P2" xml:id="id5" draw:id="id5" draw:layer="layout" svg:width="4.5cm" svg:height="1cm" svg:x="18.5cm" svg:y="19.2cm">
          <text:p text:style-name="P1"><text:span text:style-name="T1">template_proper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7cm" svg:y1="19.7cm" svg:x2="18.5cm" svg:y2="19.7cm" draw:start-shape="id1" draw:start-glue-point="1" draw:end-shape="id5" draw:end-glue-point="3" svg:d="m15700 19700h2800">
          <text:p/>
        </draw:connector>
        <draw:connector draw:style-name="gr2" draw:text-style-name="P1" draw:layer="layout" svg:x1="25cm" svg:y1="19.7cm" svg:x2="23cm" svg:y2="19.7cm" draw:start-shape="id6" draw:start-glue-point="3" draw:end-shape="id5" draw:end-glue-point="1" svg:d="m25000 19700h-2000">
          <text:p/>
        </draw:connector>
        <draw:custom-shape draw:style-name="gr1" draw:text-style-name="P2" xml:id="id7" draw:id="id7" draw:layer="layout" svg:width="4.5cm" svg:height="1cm" svg:x="7.3cm" svg:y="8.9cm">
          <text:p text:style-name="P1"><text:span text:style-name="T1">item_contain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2cm" svg:y1="11.9cm" svg:x2="9.55cm" svg:y2="9.9cm" draw:start-shape="id4" draw:end-shape="id7" draw:end-glue-point="2" svg:d="m11200 11900h-1650v-2000">
          <text:p/>
        </draw:connector>
        <draw:connector draw:style-name="gr2" draw:text-style-name="P1" draw:layer="layout" svg:x1="11.8cm" svg:y1="9.4cm" svg:x2="13.2cm" svg:y2="10.9cm" draw:start-shape="id7" draw:end-shape="id4" draw:end-glue-point="0" svg:d="m11800 9400h1400v1500">
          <text:p/>
        </draw:connector>
        <draw:custom-shape draw:style-name="gr1" draw:text-style-name="P2" xml:id="id8" draw:id="id8" draw:layer="layout" svg:width="4.5cm" svg:height="1cm" svg:x="18.5cm" svg:y="11.4cm">
          <text:p text:style-name="P1"><text:span text:style-name="T1">item_proper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5cm" svg:y1="11.9cm" svg:x2="15.2cm" svg:y2="11.9cm" draw:start-shape="id8" draw:start-glue-point="3" draw:end-shape="id4" svg:d="m18500 11900h-3300">
          <text:p/>
        </draw:connector>
        <draw:connector draw:style-name="gr2" draw:text-style-name="P1" draw:layer="layout" svg:x1="20.75cm" svg:y1="12.4cm" svg:x2="20.75cm" svg:y2="19.2cm" draw:start-shape="id8" draw:end-shape="id5" svg:d="m20750 12400v6800">
          <text:p/>
        </draw:connector>
        <draw:custom-shape draw:style-name="gr1" draw:text-style-name="P3" draw:layer="layout" svg:width="4.5cm" svg:height="1cm" svg:x="7cm" svg:y="2.5cm">
          <text:p text:style-name="P1"><text:span text:style-name="T2">Version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4" draw:layer="layout" svg:width="24cm" svg:height="7.5cm" svg:x="2.5cm" svg:y="3.7cm">
          <text:p text:style-name="P1"><text:span text:style-name="T3">Ite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0cm" svg:height="10.5cm" svg:x="4.5cm" svg:y="17.5cm">
          <text:p text:style-name="P1"><text:span text:style-name="T3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9" draw:id="id9" draw:layer="layout" svg:width="5cm" svg:height="2cm" svg:x="10.7cm" svg:y="22.2cm">
          <draw:glue-point draw:id="4" svg:x="5cm" svg:y="-5cm"/>
          <draw:glue-point draw:id="5" svg:x="3.125cm" svg:y="-5cm"/>
          <text:p text:style-name="P1"><text:span text:style-name="T4">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5cm" svg:height="1cm" svg:x="7.2cm" svg:y="25.5cm">
          <text:p text:style-name="P1"><text:span text:style-name="T1">template_contain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24.2cm" svg:x2="11.7cm" svg:y2="26cm" draw:start-shape="id9" draw:start-glue-point="2" draw:end-shape="id10" draw:end-glue-point="1" svg:d="m13200 24200v1800h-1500">
          <text:p/>
        </draw:connector>
        <draw:connector draw:style-name="gr2" draw:text-style-name="P1" draw:layer="layout" svg:x1="9.45cm" svg:y1="25.5cm" svg:x2="10.7cm" svg:y2="23.2cm" draw:start-shape="id10" draw:end-shape="id9" draw:end-glue-point="3" svg:d="m9450 25500v-2300h1250">
          <text:p/>
        </draw:connector>
        <draw:custom-shape draw:style-name="gr5" draw:text-style-name="P2" xml:id="id11" draw:id="id11" draw:layer="layout" svg:width="3.5cm" svg:height="0.5cm" svg:x="15.544cm" svg:y="19.9cm">
          <text:p text:style-name="P1"><text:span text:style-name="T1">template_belongs_to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762cm" svg:y1="22.2cm" svg:x2="17.294cm" svg:y2="19.9cm" draw:start-shape="id9" draw:start-glue-point="5" draw:end-shape="id11" draw:end-glue-point="0" svg:d="m14762 22200v-2800h2532v500">
          <text:p/>
        </draw:connector>
        <draw:connector draw:style-name="gr2" draw:text-style-name="P1" draw:layer="layout" draw:line-skew="0.9cm" svg:x1="17.294cm" svg:y1="20.4cm" svg:x2="15.7cm" svg:y2="22.2cm" draw:start-shape="id11" draw:start-glue-point="2" draw:end-shape="id9" draw:end-glue-point="4" svg:d="m17294 20400v1800h-1594v0">
          <text:p/>
        </draw:connector>
        <draw:custom-shape draw:style-name="gr1" draw:text-style-name="P1" xml:id="id12" draw:id="id12" draw:layer="layout" svg:width="6cm" svg:height="2cm" svg:x="27.2cm" svg:y="22.2cm">
          <text:p text:style-name="P1">property_template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.5cm" svg:height="1cm" svg:x="20.7cm" svg:y="22.7cm">
          <text:p text:style-name="P1"><text:span text:style-name="T1">template_proper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7.2cm" svg:y1="23.2cm" svg:x2="25.2cm" svg:y2="23.2cm" draw:start-shape="id12" draw:start-glue-point="3" draw:end-shape="id13" draw:end-glue-point="1" svg:d="m27200 23200h-2000">
          <text:p/>
        </draw:connector>
        <draw:connector draw:style-name="gr2" draw:text-style-name="P1" draw:layer="layout" svg:x1="15.7cm" svg:y1="23.2cm" svg:x2="20.7cm" svg:y2="23.2cm" draw:start-shape="id9" draw:start-glue-point="1" draw:end-shape="id13" svg:d="m15700 23200h5000">
          <text:p/>
        </draw:connector>
        <draw:custom-shape draw:style-name="gr1" draw:text-style-name="P1" xml:id="id15" draw:id="id15" draw:layer="layout" svg:width="4cm" svg:height="2cm" svg:x="11.228cm" svg:y="5.7cm">
          <text:p text:style-name="P1">ite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2cm" svg:y1="22.2cm" svg:x2="13.226cm" svg:y2="10.2cm" draw:start-shape="id9" draw:start-glue-point="0" draw:end-shape="id14" draw:end-glue-point="2" svg:d="m13200 22200v-6000h26v-6000">
          <text:p/>
        </draw:connector>
        <draw:custom-shape draw:style-name="gr1" draw:text-style-name="P2" xml:id="id14" draw:id="id14" draw:layer="layout" svg:width="4.5cm" svg:height="1cm" svg:x="10.976cm" svg:y="9.2cm">
          <text:p text:style-name="P1"><text:span text:style-name="T1">template_i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3.228cm" svg:y1="7.7cm" svg:x2="13.226cm" svg:y2="9.2cm" draw:start-shape="id15" draw:start-glue-point="2" draw:end-shape="id14" draw:end-glue-point="0" svg:d="m13228 7700v750h-2v750">
          <text:p/>
        </draw:connector>
        <draw:custom-shape draw:style-name="gr1" draw:text-style-name="P2" xml:id="id16" draw:id="id16" draw:layer="layout" svg:width="4.5cm" svg:height="1cm" svg:x="3.9cm" svg:y="6.2cm">
          <text:p text:style-name="P1"><text:span text:style-name="T1">item_contain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5cm" svg:y1="7.2cm" svg:x2="7.2cm" svg:y2="26cm" draw:start-shape="id16" draw:start-glue-point="2" draw:end-shape="id10" draw:end-glue-point="3" svg:d="m6150 7200v18800h1050">
          <text:p/>
        </draw:connector>
        <draw:connector draw:style-name="gr2" draw:text-style-name="P1" draw:layer="layout" svg:x1="13.228cm" svg:y1="5.7cm" svg:x2="6.15cm" svg:y2="6.2cm" draw:start-shape="id15" draw:start-glue-point="0" draw:end-shape="id16" draw:end-glue-point="0" svg:d="m13228 5700v-501h-7078v1001">
          <text:p/>
        </draw:connector>
        <draw:connector draw:style-name="gr2" draw:text-style-name="P1" draw:layer="layout" svg:x1="8.4cm" svg:y1="6.7cm" svg:x2="11.228cm" svg:y2="6.7cm" draw:start-shape="id16" draw:start-glue-point="1" draw:end-shape="id15" draw:end-glue-point="3" svg:d="m8400 6700h2828">
          <text:p/>
        </draw:connector>
        <draw:custom-shape draw:style-name="gr1" draw:text-style-name="P2" xml:id="id17" draw:id="id17" draw:layer="layout" svg:width="4.5cm" svg:height="1cm" svg:x="20.7cm" svg:y="6.2cm">
          <text:p text:style-name="P1"><text:span text:style-name="T1">item_proper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228cm" svg:y1="6.7cm" svg:x2="20.7cm" svg:y2="6.7cm" draw:start-shape="id15" draw:start-glue-point="1" draw:end-shape="id17" svg:d="m15228 6700h5472">
          <text:p/>
        </draw:connector>
        <draw:connector draw:style-name="gr2" draw:text-style-name="P1" draw:layer="layout" svg:x1="22.95cm" svg:y1="7.2cm" svg:x2="22.95cm" svg:y2="22.7cm" draw:start-shape="id17" draw:end-shape="id13" draw:end-glue-point="0" svg:d="m22950 7200v15500">
          <text:p/>
        </draw:connector>
        <draw:custom-shape draw:style-name="gr1" draw:text-style-name="P3" draw:layer="layout" svg:width="4.5cm" svg:height="1cm" svg:x="8cm" svg:y="1.5cm">
          <text:p text:style-name="P1"><text:span text:style-name="T2">Version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7" draw:layer="layout" svg:width="29cm" svg:height="15cm" svg:x="4.5cm" svg:y="11.5cm">
          <text:p text:style-name="P1"><text:span text:style-name="T5">Item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75cm" svg:y1="20.5cm" svg:x2="15.3cm" svg:y2="16.7cm" draw:start-shape="id18" draw:start-glue-point="0" draw:end-shape="id19" draw:end-glue-point="2" svg:d="m12750 20500v-1900h2550v-1900">
          <text:p/>
        </draw:connector>
        <draw:custom-shape draw:style-name="gr1" draw:text-style-name="P2" xml:id="id18" draw:id="id18" draw:layer="layout" svg:width="4.5cm" svg:height="1cm" svg:x="10.5cm" svg:y="20.5cm">
          <text:p text:style-name="P1"><text:span text:style-name="T1">contains_sugges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-1.1cm" svg:x1="15.3cm" svg:y1="16.7cm" svg:x2="10.5cm" svg:y2="21cm" draw:start-shape="id19" draw:start-glue-point="2" draw:end-shape="id18" draw:end-glue-point="3" svg:d="m15300 16700v800h-5301v3500h501">
          <text:p/>
        </draw:connector>
        <draw:custom-shape draw:style-name="gr1" draw:text-style-name="P2" xml:id="id20" draw:id="id20" draw:layer="layout" svg:width="4.5cm" svg:height="1cm" svg:x="6cm" svg:y="15.2cm">
          <text:p text:style-name="P1"><text:span text:style-name="T1">item_contain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5.3cm" svg:y1="14.7cm" svg:x2="8.25cm" svg:y2="15.2cm" draw:start-shape="id19" draw:start-glue-point="0" draw:end-shape="id20" draw:end-glue-point="0" svg:d="m15300 14700v-501h-7050v1001">
          <text:p/>
        </draw:connector>
        <draw:connector draw:style-name="gr2" draw:text-style-name="P1" draw:layer="layout" svg:x1="10.5cm" svg:y1="15.7cm" svg:x2="12.8cm" svg:y2="15.7cm" draw:start-shape="id20" draw:start-glue-point="1" draw:end-shape="id19" draw:end-glue-point="3" svg:d="m10500 15700h2300">
          <text:p/>
        </draw:connector>
        <draw:custom-shape draw:style-name="gr1" draw:text-style-name="P2" xml:id="id21" draw:id="id21" draw:layer="layout" svg:width="4.5cm" svg:height="1cm" svg:x="19.1cm" svg:y="15.2cm">
          <text:p text:style-name="P1"><text:span text:style-name="T1">item_proper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8cm" svg:y1="15.7cm" svg:x2="19.1cm" svg:y2="15.7cm" draw:start-shape="id19" draw:start-glue-point="1" draw:end-shape="id21" svg:d="m17800 15700h1300">
          <text:p/>
        </draw:connector>
        <draw:custom-shape draw:style-name="gr5" draw:text-style-name="P2" xml:id="id22" draw:id="id22" draw:layer="layout" svg:width="3.5cm" svg:height="0.5cm" svg:x="17.882cm" svg:y="13.8cm">
          <text:p text:style-name="P1"><text:span text:style-name="T1">Item_is_a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3cm" svg:x1="16.862cm" svg:y1="14.7cm" svg:x2="19.632cm" svg:y2="13.8cm" draw:start-shape="id19" draw:start-glue-point="5" draw:end-shape="id22" draw:end-glue-point="0" svg:d="m16862 14700v-1700h2770v800">
          <text:p/>
        </draw:connector>
        <draw:connector draw:style-name="gr2" draw:text-style-name="P1" draw:layer="layout" svg:x1="19.632cm" svg:y1="14.3cm" svg:x2="17.8cm" svg:y2="14.7cm" draw:start-shape="id22" draw:start-glue-point="2" draw:end-shape="id19" draw:end-glue-point="4" svg:d="m19632 14300v400h-1832">
          <text:p/>
        </draw:connector>
        <draw:custom-shape draw:style-name="gr1" draw:text-style-name="P5" xml:id="id19" draw:id="id19" draw:layer="layout" svg:width="5cm" svg:height="2cm" svg:x="12.8cm" svg:y="14.7cm">
          <draw:glue-point draw:id="4" svg:x="5cm" svg:y="-5cm"/>
          <draw:glue-point draw:id="5" svg:x="3.125cm" svg:y="-5cm"/>
          <text:p text:style-name="P1"><text:span text:style-name="T4">ite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3.5cm" svg:height="5.9cm" svg:x="1.5cm" svg:y="1.6cm">
          <text:p text:style-name="P8"><text:span text:style-name="T2">Version 3</text:span></text:p>
          <text:p text:style-name="P8"><text:span text:style-name="T1">Probleme an V2: </text:span></text:p>
          <text:p text:style-name="P8"><text:span text:style-name="T1">1) Die Definition von Templates fuer Hardwareteile ist zu statisch. Verschiedene Hardwareteile einer Kategorie haben unterschiedliche Komponenten und Eigenschaften</text:span></text:p>
          <text:p text:style-name="P8"><text:span text:style-name="T1">2) Die Trennung zwischen Template und Item ist nicht sinnvoll. Es soll moeglich sein, ein Teil, das bisher als Item bekannt war, in eine Kategorie umzuwandeln, wenn </text:span></text:p>
          <text:p text:style-name="P8"><text:span text:style-name="T1">bekannt wird, dass es „Untermodelle“ gibt. Bsp: „Zuerst wird der „Pentium 4“ Prozessor in die DB eingetragen. Anschliesend wird festgestellt, dass es viele Modelle vom </text:span></text:p>
          <text:p text:style-name="P8"><text:span text:style-name="T1">Pentium 4 gibt (Northwood, Prescott, …). Nun werden diese Modelle als Unter-Item vom Pentium 4 Item angelegt. Benutzer sollen ihren Prozessor jetzt sowohl mit Untermodell, </text:span></text:p>
          <text:p text:style-name="P8"><text:span text:style-name="T1">also „Pentium 4, Prescott“ als auch ohne Untermodell eintragen koennen. Daher muessen sowohl Pentium4 als auch Prescott als Item verknuepfbar sein.</text:span></text:p>
          <text:p text:style-name="P8"><text:span text:style-name="T1"/></text:p>
          <text:p text:style-name="P8"><text:span text:style-name="T1">Welche Komponenten und Eigenschaften ein Hardware-Teil hat, wird nur noch als Vorschlag vorgegeben, im Modell ist alles Moegli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4.5cm" svg:height="1cm" svg:x="24.8cm" svg:y="23cm">
          <text:p text:style-name="P1"><text:span text:style-name="T1">property_sugges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7.05cm" svg:y1="23cm" svg:x2="27.05cm" svg:y2="16.2cm" draw:start-shape="id23" draw:start-glue-point="0" draw:end-shape="id24" draw:end-glue-point="2" svg:d="m27050 23000v-6800">
          <text:p/>
        </draw:connector>
        <draw:connector draw:style-name="gr2" draw:text-style-name="P1" draw:layer="layout" svg:x1="15.3cm" svg:y1="16.7cm" svg:x2="24.8cm" svg:y2="23.5cm" draw:start-shape="id19" draw:start-glue-point="2" draw:end-shape="id23" draw:end-glue-point="3" svg:d="m15300 16700v6800h9500">
          <text:p/>
        </draw:connector>
        <draw:custom-shape draw:style-name="gr1" draw:text-style-name="P2" xml:id="id24" draw:id="id24" draw:layer="layout" svg:width="4.5cm" svg:height="1cm" svg:x="24.8cm" svg:y="15.2cm">
          <text:p text:style-name="P1"><text:span text:style-name="T1">item_proper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6cm" svg:y1="15.7cm" svg:x2="24.8cm" svg:y2="15.7cm" draw:start-shape="id21" draw:start-glue-point="1" draw:end-shape="id24" svg:d="m23600 15700h1200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4cm" fo:text-indent="0cm"/>
      <style:text-properties style:use-window-font-color="true" style:text-outline="false" style:text-line-through-style="none" fo:font-family="Arial" style:font-family-generic="roman" style:font-pitch="variable" fo:font-size="125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63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72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81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9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7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draw:frame presentation:style-name="Default-title" draw:layer="backgroundobjects" svg:width="105.206cm" svg:height="13.707cm" svg:x="6.845cm" svg:y="4.272cm" presentation:class="title" presentation:placeholder="true">
        <draw:text-box/>
      </draw:frame>
      <draw:frame presentation:style-name="Default-outline1" draw:layer="backgroundobjects" svg:width="105.206cm" svg:height="54.186cm" svg:x="6.845cm" svg:y="20.211cm" presentation:class="outline" presentation:placeholder="true">
        <draw:text-box/>
      </draw:frame>
      <draw:frame presentation:style-name="Mpr1" draw:text-style-name="MP1" draw:layer="backgroundobjects" svg:width="27.234cm" svg:height="5.661cm" svg:x="6.845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3cm" svg:height="5.661cm" svg:x="40.979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4cm" svg:height="5.661cm" svg:x="84.817cm" svg:y="75.79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16T16:24:25</meta:creation-date>
    <meta:editing-duration>P2DT8H16M3S</meta:editing-duration>
    <meta:editing-cycles>6</meta:editing-cycles>
    <dc:date>2011-12-24T00:41:48</dc:date>
    <meta:generator>LibreOffice/3.4$Unix LibreOffice_project/340m1$Build-402</meta:generator>
    <dc:creator>sarina </dc:creator>
    <meta:document-statistic meta:object-count="90"/>
  </office:meta>
</office:document-meta>
</file>